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29/06/2022, 15:50:21*/</text:p>
      <text:p text:style-name="Standard">{</text:p>
      <text:p text:style-name="Standard"><text:tab/>"_id" : ObjectId("62bc2765b654f44070614ef6"),</text:p>
      <text:p text:style-name="Standard"><text:tab/>"userId" : "62bc2765b654f44070614ef5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2 createdAt:24/06/2022, 22:29:56*/</text:p>
      <text:p text:style-name="Standard">{</text:p>
      <text:p text:style-name="Standard"><text:tab/>"_id" : ObjectId("62b5ed8cbbcf4c4abbcef26b"),</text:p>
      <text:p text:style-name="Standard"><text:tab/>"userId" : "62b5ed8cbbcf4c4abbcef26a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3 createdAt:24/06/2022, 22:25:10*/</text:p>
      <text:p text:style-name="Standard">{</text:p>
      <text:p text:style-name="Standard"><text:tab/>"_id" : ObjectId("62b5ec6edada0744376fd5e4"),</text:p>
      <text:p text:style-name="Standard"><text:tab/>"userId" : "62b5ec6edada0744376fd5e3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4 createdAt:24/06/2022, 22:22:08*/</text:p>
      <text:p text:style-name="Standard">{</text:p>
      <text:p text:style-name="Standard"><text:tab/>"_id" : ObjectId("62b5ebb8dada0744376fd5e0"),</text:p>
      <text:p text:style-name="Standard"><text:tab/>"userId" : "62b5ebb8dada0744376fd5df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5 createdAt:24/06/2022, 22:13:58*/</text:p>
      <text:p text:style-name="Standard">{</text:p>
      <text:p text:style-name="Standard"><text:tab/>"_id" : ObjectId("62b5e9cedada0744376fd5dc"),</text:p>
      <text:p text:style-name="Standard"><text:tab/>"userId" : "62b5e9cedada0744376fd5db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6 createdAt:24/06/2022, 22:11:16*/</text:p>
      <text:p text:style-name="Standard">{</text:p>
      <text:p text:style-name="Standard"><text:tab/>"_id" : ObjectId("62b5e92ccef4a2383145bfe1"),</text:p>
      <text:p text:style-name="Standard"><text:tab/>"userId" : "62b5e92ccef4a2383145bfe0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7 createdAt:24/06/2022, 22:09:01*/</text:p>
      <text:p text:style-name="Standard">{</text:p>
      <text:p text:style-name="Standard"><text:tab/>"_id" : ObjectId("62b5e8a5cef4a2383145bfdd"),</text:p>
      <text:p text:style-name="Standard"><text:tab/>"userId" : "62b5e8a5cef4a2383145bfdc",</text:p>
      <text:p text:style-name="Standard"><text:soft-page-break/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8 createdAt:24/06/2022, 22:08:35*/</text:p>
      <text:p text:style-name="Standard">{</text:p>
      <text:p text:style-name="Standard"><text:tab/>"_id" : ObjectId("62b5e88bcef4a2383145bfd9"),</text:p>
      <text:p text:style-name="Standard"><text:tab/>"userId" : "62b5e88bcef4a2383145bfd8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9 createdAt:24/06/2022, 22:00:25*/</text:p>
      <text:p text:style-name="Standard">{</text:p>
      <text:p text:style-name="Standard"><text:tab/>"_id" : ObjectId("62b5e6a1cef4a2383145bfd5"),</text:p>
      <text:p text:style-name="Standard"><text:tab/>"userId" : "62b5e6a1cef4a2383145bfd4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10 createdAt:24/06/2022, 21:55:02*/</text:p>
      <text:p text:style-name="Standard">{</text:p>
      <text:p text:style-name="Standard"><text:tab/>"_id" : ObjectId("62b5e55ecef4a2383145bfd2"),</text:p>
      <text:p text:style-name="Standard"><text:tab/>"userId" : "62b5e55ecef4a2383145bfd1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11 createdAt:24/06/2022, 21:49:39*/</text:p>
      <text:p text:style-name="Standard">{</text:p>
      <text:p text:style-name="Standard"><text:tab/>"_id" : ObjectId("62b5e41bcef4a2383145bfcf"),</text:p>
      <text:p text:style-name="Standard"><text:tab/>"userId" : "62b5e41bcef4a2383145bfce",</text:p>
      <text:p text:style-name="Standard"><text:tab/>"isEnabled" : false,</text:p>
      <text:p text:style-name="Standard"><text:tab/>"_class" : "com.albanero.authservice.model.MfaStatus"</text:p>
      <text:p text:style-name="Standard">},</text:p>
      <text:p text:style-name="Standard"/>
      <text:p text:style-name="Standard">/* 12 createdAt:24/06/2022, 21:49:09*/</text:p>
      <text:p text:style-name="Standard">{</text:p>
      <text:p text:style-name="Standard"><text:tab/>"_id" : ObjectId("62b5e3fdcef4a2383145bfcc"),</text:p>
      <text:p text:style-name="Standard"><text:tab/>"userId" : "62b5e3fdcef4a2383145bfcb",</text:p>
      <text:p text:style-name="Standard"><text:tab/>"isEnabled" : false,</text:p>
      <text:p text:style-name="Standard"><text:tab/>"_class" : "com.albanero.authservice.model.MfaStatus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12:02.111599294</meta:creation-date>
    <dc:date>2022-07-07T19:12:10.928084796</dc:date>
    <meta:editing-duration>PT9S</meta:editing-duration>
    <meta:editing-cycles>1</meta:editing-cycles>
    <meta:document-statistic meta:table-count="0" meta:image-count="0" meta:object-count="0" meta:page-count="2" meta:paragraph-count="84" meta:word-count="216" meta:character-count="2402" meta:non-whitespace-character-count="2222"/>
    <meta:generator>LibreOffice/6.4.7.2$Linux_X86_64 LibreOffice_project/40$Build-2</meta:generator>
  </office:meta>
</office:document-meta>
</file>